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015a2b59059fbc8e91f578a332975a7b" style:family="table-column">
      <style:table-column-properties fo:break-before="auto" style:use-optimal-column-width="false" style:column-width="6cm"/>
    </style:style>
    <style:style style:name="odsStyleTableColumn-dd034a34993540633d4e1b1e99836c99" style:family="table-column">
      <style:table-column-properties fo:break-before="auto" style:use-optimal-column-width="false" style:column-width="5cm"/>
    </style:style>
    <style:style style:name="odsStyleTableColumn-e4c47b174949ed52c1dbd6fa9ac29e77" style:family="table-column">
      <style:table-column-properties fo:break-before="auto" style:use-optimal-column-width="false" style:column-width="3cm"/>
    </style:style>
    <style:style style:name="odsStyleTableCell-332994d928e3937dd61066977400784a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7fdd54078877f9fd774fb5dbe0036a1b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0e45182b724bc6a8d947cf6934a3512d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5c9ebbd28f8180c8a3e8cedea9c823fb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0c796327a22b86ccee6c1497f0bfd71e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f68920d5bf3513160b8574bfaa0d014e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015a2b59059fbc8e91f578a332975a7b" table:default-cell-style-name="Default"/>
        <table:table-column table:style-name="odsStyleTableColumn-dd034a34993540633d4e1b1e99836c99" table:default-cell-style-name="Default"/>
        <table:table-column table:style-name="odsStyleTableColumn-e4c47b174949ed52c1dbd6fa9ac29e77" table:default-cell-style-name="Default"/>
        <table:table-column table:style-name="odsStyleTableColumn-e4c47b174949ed52c1dbd6fa9ac29e77" table:default-cell-style-name="Default"/>
        <table:table-column table:style-name="odsStyleTableColumn-e4c47b174949ed52c1dbd6fa9ac29e77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332994d928e3937dd61066977400784a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7fdd54078877f9fd774fb5dbe0036a1b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7fdd54078877f9fd774fb5dbe0036a1b" table:number-columns-spanned="5" table:number-rows-spanned="1" office:value-type="string">
            <text:p>TABLA No. 39-24</text:p>
          </table:table-cell>
          <table:covered-table-cell table:number-columns-repeated="4"/>
        </table:table-row>
        <table:table-row table:style-name="ro1">
          <table:table-cell table:style-name="odsStyleTableCell-7fdd54078877f9fd774fb5dbe0036a1b" table:number-columns-spanned="5" table:number-rows-spanned="1" office:value-type="string">
            <text:p>TABLA DE COTIZACIONES DEL 28 DE FEBRERO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7fdd54078877f9fd774fb5dbe0036a1b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0e45182b724bc6a8d947cf6934a3512d" office:value-type="string">
            <text:p>PAIS</text:p>
          </table:table-cell>
          <table:table-cell table:style-name="odsStyleTableCell-0e45182b724bc6a8d947cf6934a3512d" office:value-type="string">
            <text:p>UNIDAD MONETARIA</text:p>
          </table:table-cell>
          <table:table-cell table:style-name="odsStyleTableCell-0e45182b724bc6a8d947cf6934a3512d" office:value-type="string">
            <text:p>MONEDA</text:p>
          </table:table-cell>
          <table:table-cell table:style-name="odsStyleTableCell-0e45182b724bc6a8d947cf6934a3512d" office:value-type="string">
            <text:p>TIPO DE CAMBIO EN Bs POR UNIDAD DE MONEDA EXTRANJERA</text:p>
          </table:table-cell>
          <table:table-cell table:style-name="odsStyleTableCell-0e45182b724bc6a8d947cf6934a3512d" office:value-type="string">
            <text:p>TIPO DE CAMBIO EN M.E.</text:p>
          </table:table-cell>
        </table:table-row>
        <table:table-row table:style-name="ro1">
          <table:table-cell table:style-name="odsStyleTableCell-5c9ebbd28f8180c8a3e8cedea9c823fb" office:value-type="string">
            <text:p>ESTADOS UNIDOS</text:p>
          </table:table-cell>
          <table:table-cell table:style-name="odsStyleTableCell-5c9ebbd28f8180c8a3e8cedea9c823fb" office:value-type="string">
            <text:p>DOLAR VENTA</text:p>
          </table:table-cell>
          <table:table-cell table:style-name="odsStyleTableCell-5c9ebbd28f8180c8a3e8cedea9c823fb" office:value-type="string">
            <text:p>USD.VENTA</text:p>
          </table:table-cell>
          <table:table-cell table:style-name="odsStyleTableCell-0c796327a22b86ccee6c1497f0bfd71e" office:value-type="string">
            <text:p>6.96000</text:p>
          </table:table-cell>
          <table:table-cell table:style-name="odsStyleTableCell-0c796327a22b86ccee6c1497f0bfd71e" office:value-type="string">
            <text:p/>
          </table:table-cell>
        </table:table-row>
        <table:table-row table:style-name="ro1">
          <table:table-cell table:style-name="odsStyleTableCell-5c9ebbd28f8180c8a3e8cedea9c823fb" office:value-type="string">
            <text:p>ESTADOS UNIDOS</text:p>
          </table:table-cell>
          <table:table-cell table:style-name="odsStyleTableCell-5c9ebbd28f8180c8a3e8cedea9c823fb" office:value-type="string">
            <text:p>DOLAR COMPRA</text:p>
          </table:table-cell>
          <table:table-cell table:style-name="odsStyleTableCell-5c9ebbd28f8180c8a3e8cedea9c823fb" office:value-type="string">
            <text:p>USD.COMPRA</text:p>
          </table:table-cell>
          <table:table-cell table:style-name="odsStyleTableCell-0c796327a22b86ccee6c1497f0bfd71e" office:value-type="string">
            <text:p>6.86000</text:p>
          </table:table-cell>
          <table:table-cell table:style-name="odsStyleTableCell-0c796327a22b86ccee6c1497f0bfd71e" office:value-type="string">
            <text:p/>
          </table:table-cell>
        </table:table-row>
        <table:table-row table:style-name="ro1">
          <table:table-cell table:style-name="odsStyleTableCell-5c9ebbd28f8180c8a3e8cedea9c823fb" office:value-type="string">
            <text:p>UNION EUROPEA</text:p>
          </table:table-cell>
          <table:table-cell table:style-name="odsStyleTableCell-5c9ebbd28f8180c8a3e8cedea9c823fb" office:value-type="string">
            <text:p>EURO</text:p>
          </table:table-cell>
          <table:table-cell table:style-name="odsStyleTableCell-5c9ebbd28f8180c8a3e8cedea9c823fb" office:value-type="string">
            <text:p>EUR</text:p>
          </table:table-cell>
          <table:table-cell table:style-name="odsStyleTableCell-0c796327a22b86ccee6c1497f0bfd71e" office:value-type="string">
            <text:p>7.44035</text:p>
          </table:table-cell>
          <table:table-cell table:style-name="odsStyleTableCell-0c796327a22b86ccee6c1497f0bfd71e" office:value-type="string">
            <text:p>0.92200</text:p>
          </table:table-cell>
        </table:table-row>
        <table:table-row table:style-name="ro1">
          <table:table-cell table:style-name="odsStyleTableCell-5c9ebbd28f8180c8a3e8cedea9c823fb" office:value-type="string">
            <text:p>JAPON</text:p>
          </table:table-cell>
          <table:table-cell table:style-name="odsStyleTableCell-5c9ebbd28f8180c8a3e8cedea9c823fb" office:value-type="string">
            <text:p>YEN</text:p>
          </table:table-cell>
          <table:table-cell table:style-name="odsStyleTableCell-5c9ebbd28f8180c8a3e8cedea9c823fb" office:value-type="string">
            <text:p>JPY</text:p>
          </table:table-cell>
          <table:table-cell table:style-name="odsStyleTableCell-0c796327a22b86ccee6c1497f0bfd71e" office:value-type="string">
            <text:p>0.04557</text:p>
          </table:table-cell>
          <table:table-cell table:style-name="odsStyleTableCell-0c796327a22b86ccee6c1497f0bfd71e" office:value-type="string">
            <text:p>150.54000</text:p>
          </table:table-cell>
        </table:table-row>
        <table:table-row table:style-name="ro1">
          <table:table-cell table:style-name="odsStyleTableCell-5c9ebbd28f8180c8a3e8cedea9c823fb" office:value-type="string">
            <text:p>ARABIA SAUDITA</text:p>
          </table:table-cell>
          <table:table-cell table:style-name="odsStyleTableCell-5c9ebbd28f8180c8a3e8cedea9c823fb" office:value-type="string">
            <text:p>RIYAL SAUDÍ</text:p>
          </table:table-cell>
          <table:table-cell table:style-name="odsStyleTableCell-5c9ebbd28f8180c8a3e8cedea9c823fb" office:value-type="string">
            <text:p>SAR</text:p>
          </table:table-cell>
          <table:table-cell table:style-name="odsStyleTableCell-0c796327a22b86ccee6c1497f0bfd71e" office:value-type="string">
            <text:p>1.82914</text:p>
          </table:table-cell>
          <table:table-cell table:style-name="odsStyleTableCell-0c796327a22b86ccee6c1497f0bfd71e" office:value-type="string">
            <text:p>3.75040</text:p>
          </table:table-cell>
        </table:table-row>
        <table:table-row table:style-name="ro1">
          <table:table-cell table:style-name="odsStyleTableCell-5c9ebbd28f8180c8a3e8cedea9c823fb" office:value-type="string">
            <text:p>ARGELIA</text:p>
          </table:table-cell>
          <table:table-cell table:style-name="odsStyleTableCell-5c9ebbd28f8180c8a3e8cedea9c823fb" office:value-type="string">
            <text:p>DINAR ARGELINO</text:p>
          </table:table-cell>
          <table:table-cell table:style-name="odsStyleTableCell-5c9ebbd28f8180c8a3e8cedea9c823fb" office:value-type="string">
            <text:p>DZD</text:p>
          </table:table-cell>
          <table:table-cell table:style-name="odsStyleTableCell-0c796327a22b86ccee6c1497f0bfd71e" office:value-type="string">
            <text:p>0.05106</text:p>
          </table:table-cell>
          <table:table-cell table:style-name="odsStyleTableCell-0c796327a22b86ccee6c1497f0bfd71e" office:value-type="string">
            <text:p>134.33980</text:p>
          </table:table-cell>
        </table:table-row>
        <table:table-row table:style-name="ro1">
          <table:table-cell table:style-name="odsStyleTableCell-5c9ebbd28f8180c8a3e8cedea9c823fb" office:value-type="string">
            <text:p>ARGENTINA</text:p>
          </table:table-cell>
          <table:table-cell table:style-name="odsStyleTableCell-5c9ebbd28f8180c8a3e8cedea9c823fb" office:value-type="string">
            <text:p>PESO</text:p>
          </table:table-cell>
          <table:table-cell table:style-name="odsStyleTableCell-5c9ebbd28f8180c8a3e8cedea9c823fb" office:value-type="string">
            <text:p>ARS</text:p>
          </table:table-cell>
          <table:table-cell table:style-name="odsStyleTableCell-0c796327a22b86ccee6c1497f0bfd71e" office:value-type="string">
            <text:p>0.00816</text:p>
          </table:table-cell>
          <table:table-cell table:style-name="odsStyleTableCell-0c796327a22b86ccee6c1497f0bfd71e" office:value-type="string">
            <text:p>841.17990</text:p>
          </table:table-cell>
        </table:table-row>
        <table:table-row table:style-name="ro1">
          <table:table-cell table:style-name="odsStyleTableCell-5c9ebbd28f8180c8a3e8cedea9c823fb" office:value-type="string">
            <text:p>AUSTRALIA</text:p>
          </table:table-cell>
          <table:table-cell table:style-name="odsStyleTableCell-5c9ebbd28f8180c8a3e8cedea9c823fb" office:value-type="string">
            <text:p>DÓLAR</text:p>
          </table:table-cell>
          <table:table-cell table:style-name="odsStyleTableCell-5c9ebbd28f8180c8a3e8cedea9c823fb" office:value-type="string">
            <text:p>AUD</text:p>
          </table:table-cell>
          <table:table-cell table:style-name="odsStyleTableCell-0c796327a22b86ccee6c1497f0bfd71e" office:value-type="string">
            <text:p>4.48850</text:p>
          </table:table-cell>
          <table:table-cell table:style-name="odsStyleTableCell-0c796327a22b86ccee6c1497f0bfd71e" office:value-type="string">
            <text:p>1.52835</text:p>
          </table:table-cell>
        </table:table-row>
        <table:table-row table:style-name="ro1">
          <table:table-cell table:style-name="odsStyleTableCell-5c9ebbd28f8180c8a3e8cedea9c823fb" office:value-type="string">
            <text:p>BRASIL</text:p>
          </table:table-cell>
          <table:table-cell table:style-name="odsStyleTableCell-5c9ebbd28f8180c8a3e8cedea9c823fb" office:value-type="string">
            <text:p>REAL</text:p>
          </table:table-cell>
          <table:table-cell table:style-name="odsStyleTableCell-5c9ebbd28f8180c8a3e8cedea9c823fb" office:value-type="string">
            <text:p>BRL</text:p>
          </table:table-cell>
          <table:table-cell table:style-name="odsStyleTableCell-0c796327a22b86ccee6c1497f0bfd71e" office:value-type="string">
            <text:p>1.38985</text:p>
          </table:table-cell>
          <table:table-cell table:style-name="odsStyleTableCell-0c796327a22b86ccee6c1497f0bfd71e" office:value-type="string">
            <text:p>4.93580</text:p>
          </table:table-cell>
        </table:table-row>
        <table:table-row table:style-name="ro1">
          <table:table-cell table:style-name="odsStyleTableCell-5c9ebbd28f8180c8a3e8cedea9c823fb" office:value-type="string">
            <text:p>CANADA</text:p>
          </table:table-cell>
          <table:table-cell table:style-name="odsStyleTableCell-5c9ebbd28f8180c8a3e8cedea9c823fb" office:value-type="string">
            <text:p>DÓLAR</text:p>
          </table:table-cell>
          <table:table-cell table:style-name="odsStyleTableCell-5c9ebbd28f8180c8a3e8cedea9c823fb" office:value-type="string">
            <text:p>CAD</text:p>
          </table:table-cell>
          <table:table-cell table:style-name="odsStyleTableCell-0c796327a22b86ccee6c1497f0bfd71e" office:value-type="string">
            <text:p>5.07021</text:p>
          </table:table-cell>
          <table:table-cell table:style-name="odsStyleTableCell-0c796327a22b86ccee6c1497f0bfd71e" office:value-type="string">
            <text:p>1.35300</text:p>
          </table:table-cell>
        </table:table-row>
        <table:table-row table:style-name="ro1">
          <table:table-cell table:style-name="odsStyleTableCell-5c9ebbd28f8180c8a3e8cedea9c823fb" office:value-type="string">
            <text:p>CHILE</text:p>
          </table:table-cell>
          <table:table-cell table:style-name="odsStyleTableCell-5c9ebbd28f8180c8a3e8cedea9c823fb" office:value-type="string">
            <text:p>PESO</text:p>
          </table:table-cell>
          <table:table-cell table:style-name="odsStyleTableCell-5c9ebbd28f8180c8a3e8cedea9c823fb" office:value-type="string">
            <text:p>CLP</text:p>
          </table:table-cell>
          <table:table-cell table:style-name="odsStyleTableCell-0c796327a22b86ccee6c1497f0bfd71e" office:value-type="string">
            <text:p>0.00698</text:p>
          </table:table-cell>
          <table:table-cell table:style-name="odsStyleTableCell-0c796327a22b86ccee6c1497f0bfd71e" office:value-type="string">
            <text:p>982.63000</text:p>
          </table:table-cell>
        </table:table-row>
        <table:table-row table:style-name="ro1">
          <table:table-cell table:style-name="odsStyleTableCell-5c9ebbd28f8180c8a3e8cedea9c823fb" office:value-type="string">
            <text:p>COLOMBIA</text:p>
          </table:table-cell>
          <table:table-cell table:style-name="odsStyleTableCell-5c9ebbd28f8180c8a3e8cedea9c823fb" office:value-type="string">
            <text:p>PESO</text:p>
          </table:table-cell>
          <table:table-cell table:style-name="odsStyleTableCell-5c9ebbd28f8180c8a3e8cedea9c823fb" office:value-type="string">
            <text:p>COP</text:p>
          </table:table-cell>
          <table:table-cell table:style-name="odsStyleTableCell-0c796327a22b86ccee6c1497f0bfd71e" office:value-type="string">
            <text:p>0.00174</text:p>
          </table:table-cell>
          <table:table-cell table:style-name="odsStyleTableCell-0c796327a22b86ccee6c1497f0bfd71e" office:value-type="string">
            <text:p>3,932.56000</text:p>
          </table:table-cell>
        </table:table-row>
        <table:table-row table:style-name="ro1">
          <table:table-cell table:style-name="odsStyleTableCell-5c9ebbd28f8180c8a3e8cedea9c823fb" office:value-type="string">
            <text:p>COREA DEL SUR</text:p>
          </table:table-cell>
          <table:table-cell table:style-name="odsStyleTableCell-5c9ebbd28f8180c8a3e8cedea9c823fb" office:value-type="string">
            <text:p>WON</text:p>
          </table:table-cell>
          <table:table-cell table:style-name="odsStyleTableCell-5c9ebbd28f8180c8a3e8cedea9c823fb" office:value-type="string">
            <text:p>KRW</text:p>
          </table:table-cell>
          <table:table-cell table:style-name="odsStyleTableCell-0c796327a22b86ccee6c1497f0bfd71e" office:value-type="string">
            <text:p>0.00515</text:p>
          </table:table-cell>
          <table:table-cell table:style-name="odsStyleTableCell-0c796327a22b86ccee6c1497f0bfd71e" office:value-type="string">
            <text:p>1,331.14000</text:p>
          </table:table-cell>
        </table:table-row>
        <table:table-row table:style-name="ro1">
          <table:table-cell table:style-name="odsStyleTableCell-5c9ebbd28f8180c8a3e8cedea9c823fb" office:value-type="string">
            <text:p>COSTA RICA</text:p>
          </table:table-cell>
          <table:table-cell table:style-name="odsStyleTableCell-5c9ebbd28f8180c8a3e8cedea9c823fb" office:value-type="string">
            <text:p>COLON COSTARRICENSE</text:p>
          </table:table-cell>
          <table:table-cell table:style-name="odsStyleTableCell-5c9ebbd28f8180c8a3e8cedea9c823fb" office:value-type="string">
            <text:p>CRC</text:p>
          </table:table-cell>
          <table:table-cell table:style-name="odsStyleTableCell-0c796327a22b86ccee6c1497f0bfd71e" office:value-type="string">
            <text:p>0.01330</text:p>
          </table:table-cell>
          <table:table-cell table:style-name="odsStyleTableCell-0c796327a22b86ccee6c1497f0bfd71e" office:value-type="string">
            <text:p>515.78000</text:p>
          </table:table-cell>
        </table:table-row>
        <table:table-row table:style-name="ro1">
          <table:table-cell table:style-name="odsStyleTableCell-5c9ebbd28f8180c8a3e8cedea9c823fb" office:value-type="string">
            <text:p>REPUBLICA CHECA</text:p>
          </table:table-cell>
          <table:table-cell table:style-name="odsStyleTableCell-5c9ebbd28f8180c8a3e8cedea9c823fb" office:value-type="string">
            <text:p>CORONA CHECA</text:p>
          </table:table-cell>
          <table:table-cell table:style-name="odsStyleTableCell-5c9ebbd28f8180c8a3e8cedea9c823fb" office:value-type="string">
            <text:p>CZK</text:p>
          </table:table-cell>
          <table:table-cell table:style-name="odsStyleTableCell-0c796327a22b86ccee6c1497f0bfd71e" office:value-type="string">
            <text:p>0.29387</text:p>
          </table:table-cell>
          <table:table-cell table:style-name="odsStyleTableCell-0c796327a22b86ccee6c1497f0bfd71e" office:value-type="string">
            <text:p>23.34390</text:p>
          </table:table-cell>
        </table:table-row>
        <table:table-row table:style-name="ro1">
          <table:table-cell table:style-name="odsStyleTableCell-5c9ebbd28f8180c8a3e8cedea9c823fb" office:value-type="string">
            <text:p>DINAMARCA</text:p>
          </table:table-cell>
          <table:table-cell table:style-name="odsStyleTableCell-5c9ebbd28f8180c8a3e8cedea9c823fb" office:value-type="string">
            <text:p>CORONA</text:p>
          </table:table-cell>
          <table:table-cell table:style-name="odsStyleTableCell-5c9ebbd28f8180c8a3e8cedea9c823fb" office:value-type="string">
            <text:p>DKK</text:p>
          </table:table-cell>
          <table:table-cell table:style-name="odsStyleTableCell-0c796327a22b86ccee6c1497f0bfd71e" office:value-type="string">
            <text:p>0.99812</text:p>
          </table:table-cell>
          <table:table-cell table:style-name="odsStyleTableCell-0c796327a22b86ccee6c1497f0bfd71e" office:value-type="string">
            <text:p>6.87290</text:p>
          </table:table-cell>
        </table:table-row>
        <table:table-row table:style-name="ro1">
          <table:table-cell table:style-name="odsStyleTableCell-5c9ebbd28f8180c8a3e8cedea9c823fb" office:value-type="string">
            <text:p>ECUADOR</text:p>
          </table:table-cell>
          <table:table-cell table:style-name="odsStyleTableCell-5c9ebbd28f8180c8a3e8cedea9c823fb" office:value-type="string">
            <text:p>DÓLAR</text:p>
          </table:table-cell>
          <table:table-cell table:style-name="odsStyleTableCell-5c9ebbd28f8180c8a3e8cedea9c823fb" office:value-type="string">
            <text:p>USD</text:p>
          </table:table-cell>
          <table:table-cell table:style-name="odsStyleTableCell-0c796327a22b86ccee6c1497f0bfd71e" office:value-type="string">
            <text:p>6.86000</text:p>
          </table:table-cell>
          <table:table-cell table:style-name="odsStyleTableCell-0c796327a22b86ccee6c1497f0bfd71e" office:value-type="string">
            <text:p>1.00000</text:p>
          </table:table-cell>
        </table:table-row>
        <table:table-row table:style-name="ro1">
          <table:table-cell table:style-name="odsStyleTableCell-5c9ebbd28f8180c8a3e8cedea9c823fb" office:value-type="string">
            <text:p>EMIRATOS ARABES</text:p>
          </table:table-cell>
          <table:table-cell table:style-name="odsStyleTableCell-5c9ebbd28f8180c8a3e8cedea9c823fb" office:value-type="string">
            <text:p>DIRHAM</text:p>
          </table:table-cell>
          <table:table-cell table:style-name="odsStyleTableCell-5c9ebbd28f8180c8a3e8cedea9c823fb" office:value-type="string">
            <text:p>AED</text:p>
          </table:table-cell>
          <table:table-cell table:style-name="odsStyleTableCell-0c796327a22b86ccee6c1497f0bfd71e" office:value-type="string">
            <text:p>1.86768</text:p>
          </table:table-cell>
          <table:table-cell table:style-name="odsStyleTableCell-0c796327a22b86ccee6c1497f0bfd71e" office:value-type="string">
            <text:p>3.67300</text:p>
          </table:table-cell>
        </table:table-row>
        <table:table-row table:style-name="ro1">
          <table:table-cell table:style-name="odsStyleTableCell-5c9ebbd28f8180c8a3e8cedea9c823fb" office:value-type="string">
            <text:p>FILIPINAS</text:p>
          </table:table-cell>
          <table:table-cell table:style-name="odsStyleTableCell-5c9ebbd28f8180c8a3e8cedea9c823fb" office:value-type="string">
            <text:p>PESO FILIPINO</text:p>
          </table:table-cell>
          <table:table-cell table:style-name="odsStyleTableCell-5c9ebbd28f8180c8a3e8cedea9c823fb" office:value-type="string">
            <text:p>PHP</text:p>
          </table:table-cell>
          <table:table-cell table:style-name="odsStyleTableCell-0c796327a22b86ccee6c1497f0bfd71e" office:value-type="string">
            <text:p>0.12230</text:p>
          </table:table-cell>
          <table:table-cell table:style-name="odsStyleTableCell-0c796327a22b86ccee6c1497f0bfd71e" office:value-type="string">
            <text:p>56.09200</text:p>
          </table:table-cell>
        </table:table-row>
        <table:table-row table:style-name="ro1">
          <table:table-cell table:style-name="odsStyleTableCell-5c9ebbd28f8180c8a3e8cedea9c823fb" office:value-type="string">
            <text:p>HAITÍ</text:p>
          </table:table-cell>
          <table:table-cell table:style-name="odsStyleTableCell-5c9ebbd28f8180c8a3e8cedea9c823fb" office:value-type="string">
            <text:p>GOURDE</text:p>
          </table:table-cell>
          <table:table-cell table:style-name="odsStyleTableCell-5c9ebbd28f8180c8a3e8cedea9c823fb" office:value-type="string">
            <text:p>HTG</text:p>
          </table:table-cell>
          <table:table-cell table:style-name="odsStyleTableCell-0c796327a22b86ccee6c1497f0bfd71e" office:value-type="string">
            <text:p>0.05213</text:p>
          </table:table-cell>
          <table:table-cell table:style-name="odsStyleTableCell-0c796327a22b86ccee6c1497f0bfd71e" office:value-type="string">
            <text:p>131.59000</text:p>
          </table:table-cell>
        </table:table-row>
        <table:table-row table:style-name="ro1">
          <table:table-cell table:style-name="odsStyleTableCell-5c9ebbd28f8180c8a3e8cedea9c823fb" office:value-type="string">
            <text:p>HONG KONG</text:p>
          </table:table-cell>
          <table:table-cell table:style-name="odsStyleTableCell-5c9ebbd28f8180c8a3e8cedea9c823fb" office:value-type="string">
            <text:p>DÓLAR</text:p>
          </table:table-cell>
          <table:table-cell table:style-name="odsStyleTableCell-5c9ebbd28f8180c8a3e8cedea9c823fb" office:value-type="string">
            <text:p>HKD</text:p>
          </table:table-cell>
          <table:table-cell table:style-name="odsStyleTableCell-0c796327a22b86ccee6c1497f0bfd71e" office:value-type="string">
            <text:p>0.87669</text:p>
          </table:table-cell>
          <table:table-cell table:style-name="odsStyleTableCell-0c796327a22b86ccee6c1497f0bfd71e" office:value-type="string">
            <text:p>7.82490</text:p>
          </table:table-cell>
        </table:table-row>
        <table:table-row table:style-name="ro1">
          <table:table-cell table:style-name="odsStyleTableCell-5c9ebbd28f8180c8a3e8cedea9c823fb" office:value-type="string">
            <text:p>INDIA</text:p>
          </table:table-cell>
          <table:table-cell table:style-name="odsStyleTableCell-5c9ebbd28f8180c8a3e8cedea9c823fb" office:value-type="string">
            <text:p>RUPIA</text:p>
          </table:table-cell>
          <table:table-cell table:style-name="odsStyleTableCell-5c9ebbd28f8180c8a3e8cedea9c823fb" office:value-type="string">
            <text:p>INR</text:p>
          </table:table-cell>
          <table:table-cell table:style-name="odsStyleTableCell-0c796327a22b86ccee6c1497f0bfd71e" office:value-type="string">
            <text:p>0.08275</text:p>
          </table:table-cell>
          <table:table-cell table:style-name="odsStyleTableCell-0c796327a22b86ccee6c1497f0bfd71e" office:value-type="string">
            <text:p>82.90000</text:p>
          </table:table-cell>
        </table:table-row>
        <table:table-row table:style-name="ro1">
          <table:table-cell table:style-name="odsStyleTableCell-5c9ebbd28f8180c8a3e8cedea9c823fb" office:value-type="string">
            <text:p>INDONESIA</text:p>
          </table:table-cell>
          <table:table-cell table:style-name="odsStyleTableCell-5c9ebbd28f8180c8a3e8cedea9c823fb" office:value-type="string">
            <text:p>RUPIA INDONESIA</text:p>
          </table:table-cell>
          <table:table-cell table:style-name="odsStyleTableCell-5c9ebbd28f8180c8a3e8cedea9c823fb" office:value-type="string">
            <text:p>IDR</text:p>
          </table:table-cell>
          <table:table-cell table:style-name="odsStyleTableCell-0c796327a22b86ccee6c1497f0bfd71e" office:value-type="string">
            <text:p>0.00044</text:p>
          </table:table-cell>
          <table:table-cell table:style-name="odsStyleTableCell-0c796327a22b86ccee6c1497f0bfd71e" office:value-type="string">
            <text:p>15,640.00000</text:p>
          </table:table-cell>
        </table:table-row>
        <table:table-row table:style-name="ro1">
          <table:table-cell table:style-name="odsStyleTableCell-5c9ebbd28f8180c8a3e8cedea9c823fb" office:value-type="string">
            <text:p>ISRAEL</text:p>
          </table:table-cell>
          <table:table-cell table:style-name="odsStyleTableCell-5c9ebbd28f8180c8a3e8cedea9c823fb" office:value-type="string">
            <text:p>NUEVO SÉQUEL</text:p>
          </table:table-cell>
          <table:table-cell table:style-name="odsStyleTableCell-5c9ebbd28f8180c8a3e8cedea9c823fb" office:value-type="string">
            <text:p>ILS</text:p>
          </table:table-cell>
          <table:table-cell table:style-name="odsStyleTableCell-0c796327a22b86ccee6c1497f0bfd71e" office:value-type="string">
            <text:p>1.89262</text:p>
          </table:table-cell>
          <table:table-cell table:style-name="odsStyleTableCell-0c796327a22b86ccee6c1497f0bfd71e" office:value-type="string">
            <text:p>3.62460</text:p>
          </table:table-cell>
        </table:table-row>
        <table:table-row table:style-name="ro1">
          <table:table-cell table:style-name="odsStyleTableCell-5c9ebbd28f8180c8a3e8cedea9c823fb" office:value-type="string">
            <text:p>MALASIA</text:p>
          </table:table-cell>
          <table:table-cell table:style-name="odsStyleTableCell-5c9ebbd28f8180c8a3e8cedea9c823fb" office:value-type="string">
            <text:p>RINGGIT MALAYO</text:p>
          </table:table-cell>
          <table:table-cell table:style-name="odsStyleTableCell-5c9ebbd28f8180c8a3e8cedea9c823fb" office:value-type="string">
            <text:p>MYR</text:p>
          </table:table-cell>
          <table:table-cell table:style-name="odsStyleTableCell-0c796327a22b86ccee6c1497f0bfd71e" office:value-type="string">
            <text:p>1.44087</text:p>
          </table:table-cell>
          <table:table-cell table:style-name="odsStyleTableCell-0c796327a22b86ccee6c1497f0bfd71e" office:value-type="string">
            <text:p>4.76100</text:p>
          </table:table-cell>
        </table:table-row>
        <table:table-row table:style-name="ro1">
          <table:table-cell table:style-name="odsStyleTableCell-5c9ebbd28f8180c8a3e8cedea9c823fb" office:value-type="string">
            <text:p>MEXICO</text:p>
          </table:table-cell>
          <table:table-cell table:style-name="odsStyleTableCell-5c9ebbd28f8180c8a3e8cedea9c823fb" office:value-type="string">
            <text:p>PESO</text:p>
          </table:table-cell>
          <table:table-cell table:style-name="odsStyleTableCell-5c9ebbd28f8180c8a3e8cedea9c823fb" office:value-type="string">
            <text:p>MXN</text:p>
          </table:table-cell>
          <table:table-cell table:style-name="odsStyleTableCell-0c796327a22b86ccee6c1497f0bfd71e" office:value-type="string">
            <text:p>0.40206</text:p>
          </table:table-cell>
          <table:table-cell table:style-name="odsStyleTableCell-0c796327a22b86ccee6c1497f0bfd71e" office:value-type="string">
            <text:p>17.06230</text:p>
          </table:table-cell>
        </table:table-row>
        <table:table-row table:style-name="ro1">
          <table:table-cell table:style-name="odsStyleTableCell-5c9ebbd28f8180c8a3e8cedea9c823fb" office:value-type="string">
            <text:p>NORUEGA</text:p>
          </table:table-cell>
          <table:table-cell table:style-name="odsStyleTableCell-5c9ebbd28f8180c8a3e8cedea9c823fb" office:value-type="string">
            <text:p>CORONA</text:p>
          </table:table-cell>
          <table:table-cell table:style-name="odsStyleTableCell-5c9ebbd28f8180c8a3e8cedea9c823fb" office:value-type="string">
            <text:p>NOK</text:p>
          </table:table-cell>
          <table:table-cell table:style-name="odsStyleTableCell-0c796327a22b86ccee6c1497f0bfd71e" office:value-type="string">
            <text:p>0.65101</text:p>
          </table:table-cell>
          <table:table-cell table:style-name="odsStyleTableCell-0c796327a22b86ccee6c1497f0bfd71e" office:value-type="string">
            <text:p>10.53750</text:p>
          </table:table-cell>
        </table:table-row>
        <table:table-row table:style-name="ro1">
          <table:table-cell table:style-name="odsStyleTableCell-5c9ebbd28f8180c8a3e8cedea9c823fb" office:value-type="string">
            <text:p>PANAMÁ</text:p>
          </table:table-cell>
          <table:table-cell table:style-name="odsStyleTableCell-5c9ebbd28f8180c8a3e8cedea9c823fb" office:value-type="string">
            <text:p>BALBOA</text:p>
          </table:table-cell>
          <table:table-cell table:style-name="odsStyleTableCell-5c9ebbd28f8180c8a3e8cedea9c823fb" office:value-type="string">
            <text:p>PAB</text:p>
          </table:table-cell>
          <table:table-cell table:style-name="odsStyleTableCell-0c796327a22b86ccee6c1497f0bfd71e" office:value-type="string">
            <text:p>6.86000</text:p>
          </table:table-cell>
          <table:table-cell table:style-name="odsStyleTableCell-0c796327a22b86ccee6c1497f0bfd71e" office:value-type="string">
            <text:p>1.00000</text:p>
          </table:table-cell>
        </table:table-row>
        <table:table-row table:style-name="ro1">
          <table:table-cell table:style-name="odsStyleTableCell-5c9ebbd28f8180c8a3e8cedea9c823fb" office:value-type="string">
            <text:p>PARAGUAY</text:p>
          </table:table-cell>
          <table:table-cell table:style-name="odsStyleTableCell-5c9ebbd28f8180c8a3e8cedea9c823fb" office:value-type="string">
            <text:p>GUARANI</text:p>
          </table:table-cell>
          <table:table-cell table:style-name="odsStyleTableCell-5c9ebbd28f8180c8a3e8cedea9c823fb" office:value-type="string">
            <text:p>PYG</text:p>
          </table:table-cell>
          <table:table-cell table:style-name="odsStyleTableCell-0c796327a22b86ccee6c1497f0bfd71e" office:value-type="string">
            <text:p>0.00094</text:p>
          </table:table-cell>
          <table:table-cell table:style-name="odsStyleTableCell-0c796327a22b86ccee6c1497f0bfd71e" office:value-type="string">
            <text:p>7,298.50000</text:p>
          </table:table-cell>
        </table:table-row>
        <table:table-row table:style-name="ro1">
          <table:table-cell table:style-name="odsStyleTableCell-5c9ebbd28f8180c8a3e8cedea9c823fb" office:value-type="string">
            <text:p>PERU</text:p>
          </table:table-cell>
          <table:table-cell table:style-name="odsStyleTableCell-5c9ebbd28f8180c8a3e8cedea9c823fb" office:value-type="string">
            <text:p>NUEVO SOL</text:p>
          </table:table-cell>
          <table:table-cell table:style-name="odsStyleTableCell-5c9ebbd28f8180c8a3e8cedea9c823fb" office:value-type="string">
            <text:p>PEN</text:p>
          </table:table-cell>
          <table:table-cell table:style-name="odsStyleTableCell-0c796327a22b86ccee6c1497f0bfd71e" office:value-type="string">
            <text:p>1.81117</text:p>
          </table:table-cell>
          <table:table-cell table:style-name="odsStyleTableCell-0c796327a22b86ccee6c1497f0bfd71e" office:value-type="string">
            <text:p>3.78760</text:p>
          </table:table-cell>
        </table:table-row>
        <table:table-row table:style-name="ro1">
          <table:table-cell table:style-name="odsStyleTableCell-5c9ebbd28f8180c8a3e8cedea9c823fb" office:value-type="string">
            <text:p>REINO UNIDO</text:p>
          </table:table-cell>
          <table:table-cell table:style-name="odsStyleTableCell-5c9ebbd28f8180c8a3e8cedea9c823fb" office:value-type="string">
            <text:p>LIBRA</text:p>
          </table:table-cell>
          <table:table-cell table:style-name="odsStyleTableCell-5c9ebbd28f8180c8a3e8cedea9c823fb" office:value-type="string">
            <text:p>GBP</text:p>
          </table:table-cell>
          <table:table-cell table:style-name="odsStyleTableCell-0c796327a22b86ccee6c1497f0bfd71e" office:value-type="string">
            <text:p>8.69918</text:p>
          </table:table-cell>
          <table:table-cell table:style-name="odsStyleTableCell-0c796327a22b86ccee6c1497f0bfd71e" office:value-type="string">
            <text:p>0.78858</text:p>
          </table:table-cell>
        </table:table-row>
        <table:table-row table:style-name="ro1">
          <table:table-cell table:style-name="odsStyleTableCell-5c9ebbd28f8180c8a3e8cedea9c823fb" office:value-type="string">
            <text:p>REPÚBLICA DOMINICANA</text:p>
          </table:table-cell>
          <table:table-cell table:style-name="odsStyleTableCell-5c9ebbd28f8180c8a3e8cedea9c823fb" office:value-type="string">
            <text:p>PESO DOMINICANO</text:p>
          </table:table-cell>
          <table:table-cell table:style-name="odsStyleTableCell-5c9ebbd28f8180c8a3e8cedea9c823fb" office:value-type="string">
            <text:p>DOP</text:p>
          </table:table-cell>
          <table:table-cell table:style-name="odsStyleTableCell-0c796327a22b86ccee6c1497f0bfd71e" office:value-type="string">
            <text:p>0.11685</text:p>
          </table:table-cell>
          <table:table-cell table:style-name="odsStyleTableCell-0c796327a22b86ccee6c1497f0bfd71e" office:value-type="string">
            <text:p>58.70800</text:p>
          </table:table-cell>
        </table:table-row>
        <table:table-row table:style-name="ro1">
          <table:table-cell table:style-name="odsStyleTableCell-5c9ebbd28f8180c8a3e8cedea9c823fb" office:value-type="string">
            <text:p>REP.POPULAR CHINA</text:p>
          </table:table-cell>
          <table:table-cell table:style-name="odsStyleTableCell-5c9ebbd28f8180c8a3e8cedea9c823fb" office:value-type="string">
            <text:p>YUAN RENMINBI OFFSHORE</text:p>
          </table:table-cell>
          <table:table-cell table:style-name="odsStyleTableCell-5c9ebbd28f8180c8a3e8cedea9c823fb" office:value-type="string">
            <text:p>CNH</text:p>
          </table:table-cell>
          <table:table-cell table:style-name="odsStyleTableCell-0c796327a22b86ccee6c1497f0bfd71e" office:value-type="string">
            <text:p>0.95090</text:p>
          </table:table-cell>
          <table:table-cell table:style-name="odsStyleTableCell-0c796327a22b86ccee6c1497f0bfd71e" office:value-type="string">
            <text:p>7.21420</text:p>
          </table:table-cell>
        </table:table-row>
        <table:table-row table:style-name="ro1">
          <table:table-cell table:style-name="odsStyleTableCell-5c9ebbd28f8180c8a3e8cedea9c823fb" office:value-type="string">
            <text:p>RUSIA</text:p>
          </table:table-cell>
          <table:table-cell table:style-name="odsStyleTableCell-5c9ebbd28f8180c8a3e8cedea9c823fb" office:value-type="string">
            <text:p>RUBLO RUSO</text:p>
          </table:table-cell>
          <table:table-cell table:style-name="odsStyleTableCell-5c9ebbd28f8180c8a3e8cedea9c823fb" office:value-type="string">
            <text:p>RUB</text:p>
          </table:table-cell>
          <table:table-cell table:style-name="odsStyleTableCell-0c796327a22b86ccee6c1497f0bfd71e" office:value-type="string">
            <text:p>0.07454</text:p>
          </table:table-cell>
          <table:table-cell table:style-name="odsStyleTableCell-0c796327a22b86ccee6c1497f0bfd71e" office:value-type="string">
            <text:p>92.03600</text:p>
          </table:table-cell>
        </table:table-row>
        <table:table-row table:style-name="ro1">
          <table:table-cell table:style-name="odsStyleTableCell-5c9ebbd28f8180c8a3e8cedea9c823fb" office:value-type="string">
            <text:p>SINGAPUR</text:p>
          </table:table-cell>
          <table:table-cell table:style-name="odsStyleTableCell-5c9ebbd28f8180c8a3e8cedea9c823fb" office:value-type="string">
            <text:p>DÓLAR</text:p>
          </table:table-cell>
          <table:table-cell table:style-name="odsStyleTableCell-5c9ebbd28f8180c8a3e8cedea9c823fb" office:value-type="string">
            <text:p>SGD</text:p>
          </table:table-cell>
          <table:table-cell table:style-name="odsStyleTableCell-0c796327a22b86ccee6c1497f0bfd71e" office:value-type="string">
            <text:p>5.10493</text:p>
          </table:table-cell>
          <table:table-cell table:style-name="odsStyleTableCell-0c796327a22b86ccee6c1497f0bfd71e" office:value-type="string">
            <text:p>1.34380</text:p>
          </table:table-cell>
        </table:table-row>
        <table:table-row table:style-name="ro1">
          <table:table-cell table:style-name="odsStyleTableCell-5c9ebbd28f8180c8a3e8cedea9c823fb" office:value-type="string">
            <text:p>SUDÁFRICA</text:p>
          </table:table-cell>
          <table:table-cell table:style-name="odsStyleTableCell-5c9ebbd28f8180c8a3e8cedea9c823fb" office:value-type="string">
            <text:p>RAND</text:p>
          </table:table-cell>
          <table:table-cell table:style-name="odsStyleTableCell-5c9ebbd28f8180c8a3e8cedea9c823fb" office:value-type="string">
            <text:p>ZAR</text:p>
          </table:table-cell>
          <table:table-cell table:style-name="odsStyleTableCell-0c796327a22b86ccee6c1497f0bfd71e" office:value-type="string">
            <text:p>0.35957</text:p>
          </table:table-cell>
          <table:table-cell table:style-name="odsStyleTableCell-0c796327a22b86ccee6c1497f0bfd71e" office:value-type="string">
            <text:p>19.07820</text:p>
          </table:table-cell>
        </table:table-row>
        <table:table-row table:style-name="ro1">
          <table:table-cell table:style-name="odsStyleTableCell-5c9ebbd28f8180c8a3e8cedea9c823fb" office:value-type="string">
            <text:p>SUECIA</text:p>
          </table:table-cell>
          <table:table-cell table:style-name="odsStyleTableCell-5c9ebbd28f8180c8a3e8cedea9c823fb" office:value-type="string">
            <text:p>CORONA</text:p>
          </table:table-cell>
          <table:table-cell table:style-name="odsStyleTableCell-5c9ebbd28f8180c8a3e8cedea9c823fb" office:value-type="string">
            <text:p>SEK</text:p>
          </table:table-cell>
          <table:table-cell table:style-name="odsStyleTableCell-0c796327a22b86ccee6c1497f0bfd71e" office:value-type="string">
            <text:p>0.66522</text:p>
          </table:table-cell>
          <table:table-cell table:style-name="odsStyleTableCell-0c796327a22b86ccee6c1497f0bfd71e" office:value-type="string">
            <text:p>10.31240</text:p>
          </table:table-cell>
        </table:table-row>
        <table:table-row table:style-name="ro1">
          <table:table-cell table:style-name="odsStyleTableCell-5c9ebbd28f8180c8a3e8cedea9c823fb" office:value-type="string">
            <text:p>SUIZA</text:p>
          </table:table-cell>
          <table:table-cell table:style-name="odsStyleTableCell-5c9ebbd28f8180c8a3e8cedea9c823fb" office:value-type="string">
            <text:p>FRANCO</text:p>
          </table:table-cell>
          <table:table-cell table:style-name="odsStyleTableCell-5c9ebbd28f8180c8a3e8cedea9c823fb" office:value-type="string">
            <text:p>CHF</text:p>
          </table:table-cell>
          <table:table-cell table:style-name="odsStyleTableCell-0c796327a22b86ccee6c1497f0bfd71e" office:value-type="string">
            <text:p>7.79545</text:p>
          </table:table-cell>
          <table:table-cell table:style-name="odsStyleTableCell-0c796327a22b86ccee6c1497f0bfd71e" office:value-type="string">
            <text:p>0.88000</text:p>
          </table:table-cell>
        </table:table-row>
        <table:table-row table:style-name="ro1">
          <table:table-cell table:style-name="odsStyleTableCell-5c9ebbd28f8180c8a3e8cedea9c823fb" office:value-type="string">
            <text:p>TAILANDIA</text:p>
          </table:table-cell>
          <table:table-cell table:style-name="odsStyleTableCell-5c9ebbd28f8180c8a3e8cedea9c823fb" office:value-type="string">
            <text:p>THAI BAHT</text:p>
          </table:table-cell>
          <table:table-cell table:style-name="odsStyleTableCell-5c9ebbd28f8180c8a3e8cedea9c823fb" office:value-type="string">
            <text:p>THB</text:p>
          </table:table-cell>
          <table:table-cell table:style-name="odsStyleTableCell-0c796327a22b86ccee6c1497f0bfd71e" office:value-type="string">
            <text:p>0.19121</text:p>
          </table:table-cell>
          <table:table-cell table:style-name="odsStyleTableCell-0c796327a22b86ccee6c1497f0bfd71e" office:value-type="string">
            <text:p>35.87600</text:p>
          </table:table-cell>
        </table:table-row>
        <table:table-row table:style-name="ro1">
          <table:table-cell table:style-name="odsStyleTableCell-5c9ebbd28f8180c8a3e8cedea9c823fb" office:value-type="string">
            <text:p>TAIWAN</text:p>
          </table:table-cell>
          <table:table-cell table:style-name="odsStyleTableCell-5c9ebbd28f8180c8a3e8cedea9c823fb" office:value-type="string">
            <text:p>DÓLAR</text:p>
          </table:table-cell>
          <table:table-cell table:style-name="odsStyleTableCell-5c9ebbd28f8180c8a3e8cedea9c823fb" office:value-type="string">
            <text:p>TWD</text:p>
          </table:table-cell>
          <table:table-cell table:style-name="odsStyleTableCell-0c796327a22b86ccee6c1497f0bfd71e" office:value-type="string">
            <text:p>0.21708</text:p>
          </table:table-cell>
          <table:table-cell table:style-name="odsStyleTableCell-0c796327a22b86ccee6c1497f0bfd71e" office:value-type="string">
            <text:p>31.60100</text:p>
          </table:table-cell>
        </table:table-row>
        <table:table-row table:style-name="ro1">
          <table:table-cell table:style-name="odsStyleTableCell-5c9ebbd28f8180c8a3e8cedea9c823fb" office:value-type="string">
            <text:p>TÚNEZ</text:p>
          </table:table-cell>
          <table:table-cell table:style-name="odsStyleTableCell-5c9ebbd28f8180c8a3e8cedea9c823fb" office:value-type="string">
            <text:p>DINAR TUNECINO</text:p>
          </table:table-cell>
          <table:table-cell table:style-name="odsStyleTableCell-5c9ebbd28f8180c8a3e8cedea9c823fb" office:value-type="string">
            <text:p>TND</text:p>
          </table:table-cell>
          <table:table-cell table:style-name="odsStyleTableCell-0c796327a22b86ccee6c1497f0bfd71e" office:value-type="string">
            <text:p>2.20076</text:p>
          </table:table-cell>
          <table:table-cell table:style-name="odsStyleTableCell-0c796327a22b86ccee6c1497f0bfd71e" office:value-type="string">
            <text:p>3.11710</text:p>
          </table:table-cell>
        </table:table-row>
        <table:table-row table:style-name="ro1">
          <table:table-cell table:style-name="odsStyleTableCell-5c9ebbd28f8180c8a3e8cedea9c823fb" office:value-type="string">
            <text:p>TURQUÍA</text:p>
          </table:table-cell>
          <table:table-cell table:style-name="odsStyleTableCell-5c9ebbd28f8180c8a3e8cedea9c823fb" office:value-type="string">
            <text:p>LIRA TURCA</text:p>
          </table:table-cell>
          <table:table-cell table:style-name="odsStyleTableCell-5c9ebbd28f8180c8a3e8cedea9c823fb" office:value-type="string">
            <text:p>TRY</text:p>
          </table:table-cell>
          <table:table-cell table:style-name="odsStyleTableCell-0c796327a22b86ccee6c1497f0bfd71e" office:value-type="string">
            <text:p>0.22028</text:p>
          </table:table-cell>
          <table:table-cell table:style-name="odsStyleTableCell-0c796327a22b86ccee6c1497f0bfd71e" office:value-type="string">
            <text:p>31.14250</text:p>
          </table:table-cell>
        </table:table-row>
        <table:table-row table:style-name="ro1">
          <table:table-cell table:style-name="odsStyleTableCell-5c9ebbd28f8180c8a3e8cedea9c823fb" office:value-type="string">
            <text:p>URUGUAY</text:p>
          </table:table-cell>
          <table:table-cell table:style-name="odsStyleTableCell-5c9ebbd28f8180c8a3e8cedea9c823fb" office:value-type="string">
            <text:p>PESO</text:p>
          </table:table-cell>
          <table:table-cell table:style-name="odsStyleTableCell-5c9ebbd28f8180c8a3e8cedea9c823fb" office:value-type="string">
            <text:p>UYU</text:p>
          </table:table-cell>
          <table:table-cell table:style-name="odsStyleTableCell-0c796327a22b86ccee6c1497f0bfd71e" office:value-type="string">
            <text:p>0.17531</text:p>
          </table:table-cell>
          <table:table-cell table:style-name="odsStyleTableCell-0c796327a22b86ccee6c1497f0bfd71e" office:value-type="string">
            <text:p>39.13150</text:p>
          </table:table-cell>
        </table:table-row>
        <table:table-row table:style-name="ro1">
          <table:table-cell table:style-name="odsStyleTableCell-5c9ebbd28f8180c8a3e8cedea9c823fb" office:value-type="string">
            <text:p>VENEZUELA</text:p>
          </table:table-cell>
          <table:table-cell table:style-name="odsStyleTableCell-5c9ebbd28f8180c8a3e8cedea9c823fb" office:value-type="string">
            <text:p>BOLIVAR DIGITAL</text:p>
          </table:table-cell>
          <table:table-cell table:style-name="odsStyleTableCell-5c9ebbd28f8180c8a3e8cedea9c823fb" office:value-type="string">
            <text:p>VES</text:p>
          </table:table-cell>
          <table:table-cell table:style-name="odsStyleTableCell-0c796327a22b86ccee6c1497f0bfd71e" office:value-type="string">
            <text:p>0.18953</text:p>
          </table:table-cell>
          <table:table-cell table:style-name="odsStyleTableCell-0c796327a22b86ccee6c1497f0bfd71e" office:value-type="string">
            <text:p>36.19420</text:p>
          </table:table-cell>
        </table:table-row>
        <table:table-row table:style-name="ro1">
          <table:table-cell table:style-name="odsStyleTableCell-5c9ebbd28f8180c8a3e8cedea9c823fb" office:value-type="string">
            <text:p>VIETNAM</text:p>
          </table:table-cell>
          <table:table-cell table:style-name="odsStyleTableCell-5c9ebbd28f8180c8a3e8cedea9c823fb" office:value-type="string">
            <text:p>DONG</text:p>
          </table:table-cell>
          <table:table-cell table:style-name="odsStyleTableCell-5c9ebbd28f8180c8a3e8cedea9c823fb" office:value-type="string">
            <text:p>VND</text:p>
          </table:table-cell>
          <table:table-cell table:style-name="odsStyleTableCell-0c796327a22b86ccee6c1497f0bfd71e" office:value-type="string">
            <text:p>0.00028</text:p>
          </table:table-cell>
          <table:table-cell table:style-name="odsStyleTableCell-0c796327a22b86ccee6c1497f0bfd71e" office:value-type="string">
            <text:p>24,635.00000</text:p>
          </table:table-cell>
        </table:table-row>
        <table:table-row table:style-name="ro1">
          <table:table-cell table:style-name="odsStyleTableCell-5c9ebbd28f8180c8a3e8cedea9c823fb" office:value-type="string">
            <text:p/>
          </table:table-cell>
          <table:table-cell table:style-name="odsStyleTableCell-5c9ebbd28f8180c8a3e8cedea9c823fb" office:value-type="string">
            <text:p>DERECHO ESPECIAL DE GIRO</text:p>
          </table:table-cell>
          <table:table-cell table:style-name="odsStyleTableCell-5c9ebbd28f8180c8a3e8cedea9c823fb" office:value-type="string">
            <text:p>USD/D.E.G.</text:p>
          </table:table-cell>
          <table:table-cell table:style-name="odsStyleTableCell-0c796327a22b86ccee6c1497f0bfd71e" office:value-type="string">
            <text:p/>
          </table:table-cell>
          <table:table-cell table:style-name="odsStyleTableCell-0c796327a22b86ccee6c1497f0bfd71e" office:value-type="string">
            <text:p>1.32852</text:p>
          </table:table-cell>
        </table:table-row>
        <table:table-row table:style-name="ro1">
          <table:table-cell table:style-name="odsStyleTableCell-5c9ebbd28f8180c8a3e8cedea9c823fb" office:value-type="string">
            <text:p/>
          </table:table-cell>
          <table:table-cell table:style-name="odsStyleTableCell-5c9ebbd28f8180c8a3e8cedea9c823fb" office:value-type="string">
            <text:p>UNIDAD DE FOMENTO DE VIVIENDA</text:p>
          </table:table-cell>
          <table:table-cell table:style-name="odsStyleTableCell-5c9ebbd28f8180c8a3e8cedea9c823fb" office:value-type="string">
            <text:p>Bs/UFV</text:p>
          </table:table-cell>
          <table:table-cell table:style-name="odsStyleTableCell-0c796327a22b86ccee6c1497f0bfd71e" office:value-type="string">
            <text:p/>
          </table:table-cell>
          <table:table-cell table:style-name="odsStyleTableCell-0c796327a22b86ccee6c1497f0bfd71e" office:value-type="string">
            <text:p>2.48232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7fdd54078877f9fd774fb5dbe0036a1b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0e45182b724bc6a8d947cf6934a3512d" office:value-type="string">
            <text:p> </text:p>
          </table:table-cell>
          <table:table-cell table:style-name="odsStyleTableCell-0e45182b724bc6a8d947cf6934a3512d" office:value-type="string">
            <text:p>UNIDAD MONETARIA</text:p>
          </table:table-cell>
          <table:table-cell table:style-name="odsStyleTableCell-0e45182b724bc6a8d947cf6934a3512d" office:value-type="string">
            <text:p>MONEDA</text:p>
          </table:table-cell>
          <table:table-cell table:style-name="odsStyleTableCell-0e45182b724bc6a8d947cf6934a3512d" office:value-type="string">
            <text:p>TIPO DE CAMBIO EN M.E.</text:p>
          </table:table-cell>
        </table:table-row>
        <table:table-row table:style-name="ro1">
          <table:table-cell table:style-name="odsStyleTableCell-5c9ebbd28f8180c8a3e8cedea9c823fb" office:value-type="string">
            <text:p>ORO</text:p>
          </table:table-cell>
          <table:table-cell table:style-name="odsStyleTableCell-5c9ebbd28f8180c8a3e8cedea9c823fb" office:value-type="string">
            <text:p>ONZA TROY ORO</text:p>
          </table:table-cell>
          <table:table-cell table:style-name="odsStyleTableCell-5c9ebbd28f8180c8a3e8cedea9c823fb" office:value-type="string">
            <text:p>USD./O.T.F.</text:p>
          </table:table-cell>
          <table:table-cell table:style-name="odsStyleTableCell-0c796327a22b86ccee6c1497f0bfd71e" office:value-type="string">
            <text:p>2,030.82000</text:p>
          </table:table-cell>
        </table:table-row>
        <table:table-row table:style-name="ro1">
          <table:table-cell table:style-name="odsStyleTableCell-5c9ebbd28f8180c8a3e8cedea9c823fb" office:value-type="string">
            <text:p>PLATA</text:p>
          </table:table-cell>
          <table:table-cell table:style-name="odsStyleTableCell-5c9ebbd28f8180c8a3e8cedea9c823fb" office:value-type="string">
            <text:p>ONZA TROY PLATA</text:p>
          </table:table-cell>
          <table:table-cell table:style-name="odsStyleTableCell-5c9ebbd28f8180c8a3e8cedea9c823fb" office:value-type="string">
            <text:p>USD./O.T.F.</text:p>
          </table:table-cell>
          <table:table-cell table:style-name="odsStyleTableCell-0c796327a22b86ccee6c1497f0bfd71e" office:value-type="string">
            <text:p>22.504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7fdd54078877f9fd774fb5dbe0036a1b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0e45182b724bc6a8d947cf6934a3512d" office:value-type="string">
            <text:p> </text:p>
          </table:table-cell>
          <table:table-cell table:style-name="odsStyleTableCell-0e45182b724bc6a8d947cf6934a3512d" office:value-type="string">
            <text:p>1 MES</text:p>
          </table:table-cell>
          <table:table-cell table:style-name="odsStyleTableCell-0e45182b724bc6a8d947cf6934a3512d" office:value-type="string">
            <text:p>3 MESES</text:p>
          </table:table-cell>
          <table:table-cell table:style-name="odsStyleTableCell-0e45182b724bc6a8d947cf6934a3512d" office:value-type="string">
            <text:p>6 MESES</text:p>
          </table:table-cell>
        </table:table-row>
        <table:table-row table:style-name="ro1">
          <table:table-cell table:style-name="odsStyleTableCell-f68920d5bf3513160b8574bfaa0d014e" office:value-type="string">
            <text:p>TASA LIBOR(USD)</text:p>
          </table:table-cell>
          <table:table-cell table:style-name="odsStyleTableCell-0c796327a22b86ccee6c1497f0bfd71e" office:value-type="string">
            <text:p>5.44</text:p>
          </table:table-cell>
          <table:table-cell table:style-name="odsStyleTableCell-0c796327a22b86ccee6c1497f0bfd71e" office:value-type="string">
            <text:p>5.60</text:p>
          </table:table-cell>
          <table:table-cell table:style-name="odsStyleTableCell-0c796327a22b86ccee6c1497f0bfd71e" office:value-type="string">
            <text:p>5.72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c9ebbd28f8180c8a3e8cedea9c823fb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13:16:43</meta:creation-date>
    <meta:generator>ods générator</meta:generator>
    <dc:date>2024-10-16T13:16:43</dc:date>
    <meta:editing-duration>PT1S</meta:editing-duration>
    <meta:editing-cycles>1</meta:editing-cycles>
    <meta:document-statistic meta:table-count="1" meta:cell-count="4" meta:object-count="0"/>
  </office:meta>
</office:document-meta>
</file>